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ね！でね！　その後聞いた話だと、
A組の森嶋くんがその時のケータイを
拾って持ってたんだ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n, and then! Apparently after that,
Morishima-kun from class A picked up the
cellphone and took it～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2人、ぜったいアヤシイよね～？</text:p>
          </table:table-cell>
          <table:table-cell table:style-name="ce0"/>
          <table:table-cell table:style-name="ce0"/>
          <table:table-cell table:style-name="ce0" office:value-type="string">
            <text:p>Those two are super-suspicious, right～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よね！！　わたしも最近気付いたんだけど、
やっぱそういうことだよ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?!! I've been thinking the same thing
recently!! So, that's what happened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もう。　これから危険な調査に向かう一行
とは思え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Good Lord. Looking at them, you wouldn't
think they were about to go on a dangerous
investigatio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・・・それで・・・？</text:p>
          </table:table-cell>
          <table:table-cell table:style-name="ce0"/>
          <table:table-cell table:style-name="ce0"/>
          <table:table-cell table:style-name="ce0" office:value-type="string">
            <text:p>A-And then what happened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次の週に森嶋くんが早退した日があった
じゃん？　実はあれって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'know how Morishima-kun went home a few
times the next week? Actually, that's 'co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さすがに居づらい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want to disappear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お手洗いに行きたいけど
　席立ちにくいよぅ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-What do I do... I need to use the restroom
but I don't want to leave right now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・・・もうちょっとだけ・・・話題に区切りが
　つくまで我慢しよう・・・）</text:p>
          </table:table-cell>
          <table:table-cell table:style-name="ce0"/>
          <table:table-cell table:style-name="ce0"/>
          <table:table-cell table:style-name="ce0" office:value-type="string">
            <text:p>(J... Just a little longer... until the story's
finished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うそ！　武川さんって、まだあの
コンビニでバイト続けてる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? You're kidding! You mean Mukawa-san's
still working part-time at that store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やめればいいのにって、みんな言って
るんだけどさ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. Even though everyone keeps telling her
she should qui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っそー！　あたしなんか、もう1ヶ月くらい
あのコンビニ行ってないよー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way—! I haven't even been to that store in,
like, a month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はムリだよね～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totally bad, right～?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ぅ・・・お、お手洗い行きたい・・・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uh... I n-need to use the restroom... //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・・・だめ・・・！）</text:p>
          </table:table-cell>
          <table:table-cell table:style-name="ce0"/>
          <table:table-cell table:style-name="ce0"/>
          <table:table-cell table:style-name="ce0" office:value-type="string">
            <text:p>(I can't... wait any longer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い、ちょっとお手あ・・・</text:p>
          </table:table-cell>
          <table:table-cell table:style-name="ce0"/>
          <table:table-cell table:style-name="ce0"/>
          <table:table-cell table:style-name="ce0" office:value-type="string">
            <text:p>E-Excuse me, I'm just going to—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！　あたしトイレ行ってく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! I'm gonna go to the little girls' room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話題ストップしといて！</text:p>
          </table:table-cell>
          <table:table-cell table:style-name="ce0"/>
          <table:table-cell table:style-name="ce0"/>
          <table:table-cell table:style-name="ce0" office:value-type="string">
            <text:p>This convo is hereby adjourned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ほいほーい！</text:p>
          </table:table-cell>
          <table:table-cell table:style-name="ce0" office:value-type="string">
            <text:p>Map01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ye ay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ぅ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uu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てか早乙女。　あんたさっきからずっと黙ってる
けど、退屈じゃない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You're not bored, are you?
You've been quiet this whole tim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る程度は退屈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m fairly bored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よそれ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harming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も、何かお話したいことがあったら
じゃんじゃんしゃべっていい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wanna hear what you have to say too,
Reguma-kun! Lay it out ther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にガールズトークに引き込むことな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we don't need to drag him into this gossi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なぜ、先ほど俺に対し「退屈ではないか」と
気を遣った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you're saying that now, why did you just ask
me if I was bored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べべべ、別に気なんか遣って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-N-No particular reason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か、勝手に勘違いしないでよねっ！！</text:p>
          </table:table-cell>
          <table:table-cell table:style-name="ce0"/>
          <table:table-cell table:style-name="ce0"/>
          <table:table-cell table:style-name="ce0" office:value-type="string">
            <text:p>D-Don't get the wrong idea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かえりー！　早か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come back—! That was quick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ただいま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hey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？　どうかした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Something happe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、故障中だ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oilets are out of ord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ally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・・・そん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... That's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陸に着くまでトイレ使えない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, we can't use the bathroom until we
reach the shor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メンテ用の特殊な機材が無いと修理
できないんだってさ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 They don't have the special parts they
need to fix 'em u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参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man, that's not good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陸までどのくらいで着くんだろ？</text:p>
          </table:table-cell>
          <table:table-cell table:style-name="ce0"/>
          <table:table-cell table:style-name="ce0"/>
          <table:table-cell table:style-name="ce0" office:value-type="string">
            <text:p>How long 'til we get ther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航海予定表によれば、あと3時間15分といった
ところ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bout three hours and fifteen minutes,
according to the schedul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にかかる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ong...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、大丈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mocchi, are you gonna be oka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かな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dunn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てか、さっきから飲み物ごくごく飲んでるし、
たぶん無理・・・</text:p>
          </table:table-cell>
          <table:table-cell table:style-name="ce0"/>
          <table:table-cell table:style-name="ce0"/>
          <table:table-cell table:style-name="ce0" office:value-type="string">
            <text:p>I might not make it, since I gulped down all
those drinks'n all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ー？　じゃ、じゃあどうするの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h—? Th-Then what are you gonna do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・・・どうしよう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-Beats m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・・・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at now...?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と3時間なんて、ぜったい我慢できない・・・）</text:p>
          </table:table-cell>
          <table:table-cell table:style-name="ce0"/>
          <table:table-cell table:style-name="ce0"/>
          <table:table-cell table:style-name="ce0" office:value-type="string">
            <text:p>(I can't possibly hold it for three hours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一応、係員の人がトイレの前で非常用の
携帯トイレを配ってたけど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the crew are givin' out emergency-use
portable toilets in front of the bathroom, bu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数に限りがあるから、小さい子や切羽詰まった
人が優先なんだって。</text:p>
          </table:table-cell>
          <table:table-cell table:style-name="ce0"/>
          <table:table-cell table:style-name="ce0"/>
          <table:table-cell table:style-name="ce0" office:value-type="string">
            <text:p>Apparently they only have so many, so little
kids and real emergencies take priorit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んだ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 so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しばらく我慢するしかないみたいね・・・</text:p>
          </table:table-cell>
          <table:table-cell table:style-name="ce0"/>
          <table:table-cell table:style-name="ce0"/>
          <table:table-cell table:style-name="ce0" office:value-type="string">
            <text:p>I suppose we have no choice but to hold it
for a whil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さすがにちっちゃい子に混じって
携帯トイレ受け取る列には並べなかった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there's no way I could line up with the
little kid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やば！　飲み物控えなき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bad! I gotta hold off on the drinks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結構飲んじゃった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houldn't have had so much to drink, eith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うなったら、何としてでも我慢しないと・・・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t looks like I have no choice but to hold it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意識すると・・・なんか急におトイレ行きたく
　なってきちゃう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t gets worse... the more I think about having
to go to the toilet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精神統一して代謝を抑えてやり過ごす
　のよ・・・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Concentrate... slow my metabolism down...
I can do this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ぅう・・・ん・・・（もじもじ、もじもじ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uu... nn... *wiggle* *squirm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急に静かになった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t's gone all quiet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じもじもじもじ・・・っ　そわそわそ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iggle* *wiggle* *wiggle*... *rustle* *rustle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さっきまで気付かなかったけど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didn't realize until just now, but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ひめも、結構やばそう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ime's in a really bad way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オシッコしたい・・・オシッコ、オシッコ・・・！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Gotta pee... gotta pee, gotta pee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ぎろ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glare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ログアウトしたほうがよさそうだ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'd better log-out, for now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しばし甲板で海原を眺めてくるとしよう。</text:p>
          </table:table-cell>
          <table:table-cell table:style-name="ce0"/>
          <table:table-cell table:style-name="ce0"/>
          <table:table-cell table:style-name="ce0" office:value-type="string">
            <text:p>I'm going to the upper deck for a while. I'd like
to enjoy the sea-view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たし・・・もう・・・だめかも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think... I'm... done for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、無理そうならもらってきなよ、携帯
トイレ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you can't hold it, then you should go and get
a portable toilet, Tomocchi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そ、そうしよっかな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I-I guess I should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行ってくるね・・・っ！</text:p>
          </table:table-cell>
          <table:table-cell table:style-name="ce0"/>
          <table:table-cell table:style-name="ce0"/>
          <table:table-cell table:style-name="ce0" office:value-type="string">
            <text:p>I'll be back in a sec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たしも、ちょっとキツくなってきた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'm getting to the end of my tether, too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も・・・あんまり無理しないほうがい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oo, Hime... don't push yourself too hard,
all righ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と・・・私はその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I'm, um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大丈夫です・・・っ////</text:p>
          </table:table-cell>
          <table:table-cell table:style-name="ce0"/>
          <table:table-cell table:style-name="ce0"/>
          <table:table-cell table:style-name="ce0" office:value-type="string">
            <text:p>I-I'm still fine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からまだ1時間くらいしか経って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only been one hou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2時間以上もあるなんて・・・</text:p>
          </table:table-cell>
          <table:table-cell table:style-name="ce0"/>
          <table:table-cell table:style-name="ce0"/>
          <table:table-cell table:style-name="ce0" office:value-type="string">
            <text:p>We still have two to g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きつ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is is gonna be tigh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・・・ちょっとやっちゃう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K-Kay, I'm gonna go ahead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～～・・・</text:p>
          </table:table-cell>
          <table:table-cell table:style-name="ce0"/>
          <table:table-cell table:style-name="ce0"/>
          <table:table-cell table:style-name="ce0" office:value-type="string">
            <text:p>Pheeeww～～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きどき・・・）</text:p>
          </table:table-cell>
          <table:table-cell table:style-name="ce0"/>
          <table:table-cell table:style-name="ce0" office:value-type="string">
            <text:p>Hamuko
Nyanko</text:p>
          </table:table-cell>
          <table:table-cell table:style-name="ce0" office:value-type="string">
            <text:p>*ba-dum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////////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///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っきり・・・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uch better... ♪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音・・・ばっちり聞こえちゃう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heard everything... loud and clea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った・・・？　あはは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id ya really...? Ahaha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あたしも・・・そろそろ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-What do I do... soon... I'll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と、1時間半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... Only an hour and a half lef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</text:p>
          </table:table-cell>
          <table:table-cell table:style-name="ce0" office:value-type="string">
            <text:p>Commonevents</text:p>
          </table:table-cell>
          <table:table-cell table:style-name="ce0"/>
          <table:table-cell table:style-name="ce0" office:value-type="string">
            <text:p>Uu… </text:p>
          </table:table-cell>
          <table:table-cell table:style-name="ce0" office:value-type="string">
            <text:p>Uuu...</text:p>
          </table:table-cell>
          <table:table-cell table:number-columns-repeated="1019"/>
        </table:table-row>
        <table:table-row>
          <table:table-cell table:style-name="ce0" office:value-type="string">
            <text:p>んぅ・・・っ・・・・ふ・・・ぅ・・・っ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n... nh... fu... uu...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・・・ごめんっ、あ、あたし・・・もう限界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... Sorry, I-I... I can't hold i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よ・・・わたしも、もらって来ようかな・・・っ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angit... maybe I should g-go get one, too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、すぐに限界きちゃいそうだし・・・</text:p>
          </table:table-cell>
          <table:table-cell table:style-name="ce0"/>
          <table:table-cell table:style-name="ce0"/>
          <table:table-cell table:style-name="ce0" office:value-type="string">
            <text:p>I'm gonna reach the end of my rope, at this
rat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、もれちゃう・・・もれちゃうぅ・・・っ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'm going to wet myself... I'm going to wet
myself... //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も・・・は、恥ずかしい・・・っ////）</text:p>
          </table:table-cell>
          <table:table-cell table:style-name="ce0"/>
          <table:table-cell table:style-name="ce0"/>
          <table:table-cell table:style-name="ce0" office:value-type="string">
            <text:p>(But... I-It's too embarrassing... //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ひ、ひめ・・・もう無理しないで、わたし達も
携帯トイレもらいに行こ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ime... don't push yourself, why don't you
come and get a portable toilet with m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1時間半もあるんだよ・・・？</text:p>
          </table:table-cell>
          <table:table-cell table:style-name="ce0"/>
          <table:table-cell table:style-name="ce0"/>
          <table:table-cell table:style-name="ce0" office:value-type="string">
            <text:p>There's still an hour and a half left, right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よ。　体に毒だ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. It's bad for your bod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先にごめんね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orry in advance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ぁ・・・っ</text:p>
          </table:table-cell>
          <table:table-cell table:style-name="ce0"/>
          <table:table-cell table:style-name="ce0"/>
          <table:table-cell table:style-name="ce0" office:value-type="string">
            <text:p>Haaaaaahh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ぶるるるる・・・っ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rrrrrrr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、やば・・・そんな気持ち良さそうな音
　聞かされたら・・・もうっ！）</text:p>
          </table:table-cell>
          <table:table-cell table:style-name="ce0"/>
          <table:table-cell table:style-name="ce0"/>
          <table:table-cell table:style-name="ce0" office:value-type="string">
            <text:p>(D-Damn... the sound of amazing relief... if I
keep listening, then... argh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！　わたしもちょっと行って来る・・・っ！</text:p>
          </table:table-cell>
          <table:table-cell table:style-name="ce0"/>
          <table:table-cell table:style-name="ce0"/>
          <table:table-cell table:style-name="ce0" office:value-type="string">
            <text:p>U-Um! I'm gonna go and get one, too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ほら、ひめも一緒に行こっ！？</text:p>
          </table:table-cell>
          <table:table-cell table:style-name="ce0"/>
          <table:table-cell table:style-name="ce0"/>
          <table:table-cell table:style-name="ce0" office:value-type="string">
            <text:p>Hime, are you coming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あの・・・あ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h... um... u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恥ずかし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too embarrassing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らいに行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ll come with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・・・我慢できますので・・・だ、大丈夫
です・・・っ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hold it, so... d-don't worry about
me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んまり無理しないほうがいいよっ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... Don't push yourself too far, oka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わたし、行ってくるから・・・！</text:p>
          </table:table-cell>
          <table:table-cell table:style-name="ce0"/>
          <table:table-cell table:style-name="ce0"/>
          <table:table-cell table:style-name="ce0" office:value-type="string">
            <text:p>Okay, I'll be right back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っ・・・ぅぁっ・・・あ・・・っ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nngh... uah... ah... n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ほっ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o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たっぷり出たね～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unds like a lot came out～! ♪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ういうこと言わないの・・・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-Don't say something like tha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仕方ないじゃないっ！</text:p>
          </table:table-cell>
          <table:table-cell table:style-name="ce0"/>
          <table:table-cell table:style-name="ce0"/>
          <table:table-cell table:style-name="ce0" office:value-type="string">
            <text:p>I couldn't help it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わ、私も・・・行き・・・ます・・・///////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I-I... I'm going... too... /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あ・・・ほら、ひめちゃんはその女の子を
救ったヒーローなわけだし！</text:p>
          </table:table-cell>
          <table:table-cell table:style-name="ce0" office:value-type="string">
            <text:p>After wetting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ll, ya know... to that little girl, you're like
a hero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よ。　そもそも故障したトイレが一番
悪い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xactly. It's their fault in the first place for
having an out-of-order toilet, righ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ぐには無理だと思うけど、済んだことなんだし
できるだけ気にしないようにしよ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know it's hard, but there's no use crying about
spilled... um... milk, you know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ぐす・・・ひぐ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sob*... *hic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た、何かあっ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, did something happe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ぐーぐー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ghh—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ぎろっ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glare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海原を眺めてく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going to go enjoy the sea-view.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